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20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20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1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19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18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1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1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1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16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1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1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1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1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1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12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1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1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1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1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0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0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0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08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0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0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0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0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0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0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03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02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0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0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0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2000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99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9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99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9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9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9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9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9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9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9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8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8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8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8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8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8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8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8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8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8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8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1096350501</text:p>
          </table:table-cell>
          <table:table-cell office:value-type="string" calcext:value-type="string">
            <text:p>7N <text:s/>7E12BACD1</text:p>
          </table:table-cell>
          <table:table-cell office:value-type="string" calcext:value-type="string">
            <text:p>198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8" meta:object-count="0"/>
    <meta:user-defined meta:name="AppVersion">3.0</meta:user-defined>
  </office:meta>
</office:document-meta>
</file>